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5.209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5cm" fo:margin-bottom="0cm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0066c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5.209cm" svg:x="0cm" svg:y="5.652cm" presentation:class="title" presentation:user-transformed="true">
          <draw:text-box>
            <text:p>Dynamic web pages<text:line-break/>with PHP<text:line-break/>(basics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>
          <draw:text-box>
            <text:p>PHP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PHP - Personal Home Page</text:p>
              </text:list-item>
              <text:list-item>
                <text:p>Part of classic LAMP stack (late 90)</text:p>
              </text:list-item>
              <text:list-item>
                <text:p>PHP is a server scripting language, and a powerful tool for making dynamic and interactive Web pages.</text:p>
                <text:p>&lt;?php</text:p>
                <text:p>echo "Hello, World!";</text:p>
                <text:p>?&gt; 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PHP</text:p>
          </draw:text-box>
        </draw:frame>
        <draw:frame presentation:style-name="pr7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generate dynamic page content</text:p>
              </text:list-item>
              <text:list-item>
                <text:p>can create, open, read, write, delete, and close files on the server</text:p>
              </text:list-item>
              <text:list-item>
                <text:p>can collect form data</text:p>
              </text:list-item>
              <text:list-item>
                <text:p>can send and receive cookies</text:p>
              </text:list-item>
              <text:list-item>
                <text:p>can add, delete, modify data in your database</text:p>
              </text:list-item>
              <text:list-item>
                <text:p>can be used to control user-access</text:p>
              </text:list-item>
              <text:list-item>
                <text:p>can encrypt da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Syntax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Script starts with &lt;?php and ends with ?&gt;</text:p>
              </text:list-item>
              <text:list-item>
                <text:p>Default file extension for PHP files is ".php"</text:p>
              </text:list-item>
              <text:list-item>
                <text:p><text:span text:style-name="T1">NOT</text:span> case-sensitive (echo , ECHO, Echo) for classes and functions</text:p>
              </text:list-item>
              <text:list-item>
                <text:p>IS case-sensitive for variable names<text:line-break/>$v1 != $V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Syntax</text:p>
          </draw:text-box>
        </draw:frame>
        <draw:frame presentation:style-name="pr7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Comments</text:p>
              </text:list-header>
              <text:list-item>
                <text:p># this is a comment</text:p>
              </text:list-item>
              <text:list-item>
                <text:p>// this is a comment too</text:p>
              </text:list-item>
              <text:list-item>
                <text:p>/* this is a multi line comment *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Variables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Variable starts with the $ sign, followed by the name of the variable<text:line-break/>$x = 10;</text:p>
                <text:p>$y = “hello”;</text:p>
              </text:list-item>
              <text:list-item>
                <text:p>Must start with a letter or the underscore character, can only contain alpha-numeric characters and underscores (A-z, 0-9, and _ )</text:p>
              </text:list-item>
              <text:list-item>
                <text:p>Variable names are case-sensiti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 presentation:user-transformed="true">
          <draw:text-box>
            <text:p>Variables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header>
                <text:p>PHP has three different variable scopes:</text:p>
              </text:list-header>
              <text:list-item>
                <text:p>local - inside a function</text:p>
              </text:list-item>
              <text:list-item>
                <text:p>global - outside a function, to access inside function use ‘global’ keyword. Also assesible trougth $GLOBALS[‘name’]</text:p>
              </text:list-item>
              <text:list-item>
                <text:p>static - line in C, function scope with persisting st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Output</text:p>
          </draw:text-box>
        </draw:frame>
        <draw:frame presentation:style-name="pr7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Simple output with echo and print</text:p>
              </text:list-header>
              <text:list-item>
                <text:p>echo “hello”;</text:p>
              </text:list-item>
              <text:list-item>
                <text:p>echo “hello ” . $x . “ again”;</text:p>
              </text:list-item>
              <text:list-item>
                <text:p>print(“hi all”);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Data Types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String - “hello”, ‘hello’</text:p>
              </text:list-item>
              <text:list-item>
                <text:p>Integer - 123</text:p>
              </text:list-item>
              <text:list-item>
                <text:p>Float - 3.14</text:p>
              </text:list-item>
              <text:list-item>
                <text:p>Boolean - true/false TRUE/FALSE</text:p>
              </text:list-item>
              <text:list-item>
                <text:p>Array - array(1, 2, 3)</text:p>
              </text:list-item>
              <text:list-item>
                <text:p>Object</text:p>
              </text:list-item>
              <text:list-item>
                <text:p>NULL</text:p>
              </text:list-item>
              <text:list-item>
                <text:p>Resour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Constants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header>
                <text:p>To define a constant use:</text:p>
              </text:list-header>
              <text:list-item>
                <text:p>define(name, value, case-insensitive)</text:p>
              </text:list-item>
              <text:list-item>
                <text:p>define(‘USERNAME’, ‘dmitry’);<text:line-break/>echo USERNAME; // No $ her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If-else</text:p>
          </draw:text-box>
        </draw:frame>
        <draw:frame presentation:style-name="pr7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if (condition) {</text:p>
                <text:p><text:s text:c="2"/>...</text:p>
                <text:p>} elseif (condition) {</text:p>
                <text:p><text:s text:c="2"/>...</text:p>
                <text:p>} else {</text:p>
                <text:p><text:s text:c="2"/>...</text:p>
                <text:p>}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 presentation:placeholder="true">
          <draw:text-box/>
        </draw:frame>
        <draw:frame presentation:style-name="pr7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switch (n) {</text:p>
                <text:p><text:s text:c="2"/>case label1:</text:p>
                <text:p><text:s text:c="4"/>...</text:p>
                <text:p><text:s text:c="4"/>break;</text:p>
                <text:p><text:s text:c="2"/>...</text:p>
                <text:p><text:s text:c="2"/>default:</text:p>
                <text:p><text:s text:c="4"/>...</text:p>
                <text:p>}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Loops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while (condition is true) { ... }</text:p>
              </text:list-item>
              <text:list-item>
                <text:p text:style-name="P3"><text:span text:style-name="T2">do { ... } while (</text:span>condition is true)</text:p>
              </text:list-item>
              <text:list-item>
                <text:p text:style-name="P3">for (init cnt; test cnt; increment cnt) { ... }</text:p>
              </text:list-item>
              <text:list-item>
                <text:p text:style-name="P3">foreach ($array as $value) { ... }</text:p>
              </text:list-item>
              <text:list-item>
                <text:p text:style-name="P3">break / continu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Functions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header>
                <text:p>To define a function:<text:line-break/><text:line-break/>function functionName() {</text:p>
                <text:p><text:s text:c="2"/>...</text:p>
                <text:p>}<text:line-break/>function functionName($arg1, $arg2) {</text:p>
                <text:p><text:s text:c="2"/>return $arg1 + $arg2;</text:p>
                <text:p>} 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Arrays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Indexed arrays<text:line-break/>$cars = array("Volvo", "BMW", "Toyota");</text:p>
              </text:list-item>
              <text:list-item>
                <text:p>Associative arrays<text:line-break/>$age = array("Peter"=&gt;"35", "Ben"=&gt;"37", "Joe"=&gt;"43");</text:p>
              </text:list-item>
              <text:list-item>
                <text:p>Multidimensional arrays<text:line-break/>$cars = array (<text:line-break/>array("Volvo",22,18),<text:line-break/>array("BMW",15,13)<text:line-break/>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6" draw:text-style-name="P1" draw:layer="layout" svg:width="25.199cm" svg:height="1.771cm" svg:x="1.4cm" svg:y="0.837cm" presentation:class="title">
          <draw:text-box>
            <text:p>Superglobals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$GLOBALS</text:p>
              </text:list-item>
              <text:list-item>
                <text:p>$_SERVER</text:p>
              </text:list-item>
              <text:list-item>
                <text:p>$_REQUEST</text:p>
              </text:list-item>
              <text:list-item>
                <text:p>$_POST, $_GET</text:p>
              </text:list-item>
              <text:list-item>
                <text:p>$_FILES</text:p>
              </text:list-item>
              <text:list-item>
                <text:p>$_ENV</text:p>
              </text:list-item>
              <text:list-item>
                <text:p>$_COOKIE</text:p>
              </text:list-item>
              <text:list-item>
                <text:p>$_SES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7T08:20:36.376000000</meta:creation-date>
    <meta:editing-duration>PT49M9S</meta:editing-duration>
    <meta:editing-cycles>18</meta:editing-cycles>
    <meta:generator>LibreOffice/6.4.6.2$Linux_X86_64 LibreOffice_project/40$Build-2</meta:generator>
    <dc:title>Blue Curve</dc:title>
    <dc:date>2020-12-17T09:23:08.455892640</dc:date>
    <meta:document-statistic meta:object-count="98"/>
  </office:meta>
</office:document-meta>
</file>